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b47" officeooo:paragraph-rsid="00132fb1"/>
    </style:style>
    <style:style style:name="P2" style:family="paragraph" style:parent-style-name="Standard">
      <style:text-properties officeooo:rsid="0016c57a" officeooo:paragraph-rsid="00132fb1"/>
    </style:style>
    <style:style style:name="P3" style:family="paragraph" style:parent-style-name="Standard">
      <style:text-properties style:text-underline-style="solid" style:text-underline-width="auto" style:text-underline-color="font-color" officeooo:rsid="001aeb05" officeooo:paragraph-rsid="00132fb1"/>
    </style:style>
    <style:style style:name="P4" style:family="paragraph" style:parent-style-name="Standard">
      <style:text-properties style:text-underline-style="solid" style:text-underline-width="auto" style:text-underline-color="font-color" officeooo:rsid="001e7b47" officeooo:paragraph-rsid="00132fb1"/>
    </style:style>
    <style:style style:name="P5" style:family="paragraph" style:parent-style-name="Standard">
      <style:text-properties fo:font-style="italic" style:text-underline-style="none" officeooo:rsid="00233380" officeooo:paragraph-rsid="00132fb1"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233380" officeooo:paragraph-rsid="00132fb1" style:font-style-asian="italic" style:font-style-complex="italic"/>
    </style:style>
    <style:style style:name="P7" style:family="paragraph" style:parent-style-name="Standard">
      <style:text-properties fo:font-style="italic" style:text-underline-style="solid" style:text-underline-width="auto" style:text-underline-color="font-color" officeooo:rsid="0020dc82" officeooo:paragraph-rsid="00132fb1"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209b25" officeooo:paragraph-rsid="00132fb1" style:font-style-asian="italic" style:font-style-complex="italic"/>
    </style:style>
    <style:style style:name="P9" style:family="paragraph" style:parent-style-name="Standard">
      <style:text-properties fo:font-style="italic" officeooo:rsid="00209b25" officeooo:paragraph-rsid="00132fb1" style:font-style-asian="italic" style:font-style-complex="italic"/>
    </style:style>
    <style:style style:name="P10" style:family="paragraph" style:parent-style-name="Standard">
      <style:text-properties officeooo:rsid="0019aae9" officeooo:paragraph-rsid="00132fb1"/>
    </style:style>
    <style:style style:name="P11" style:family="paragraph" style:parent-style-name="Standard">
      <style:text-properties fo:font-style="normal" style:text-underline-style="solid" style:text-underline-width="auto" style:text-underline-color="font-color" officeooo:rsid="001a73d2" officeooo:paragraph-rsid="00132fb1" style:font-style-asian="normal" style:font-style-complex="normal"/>
    </style:style>
    <style:style style:name="P12" style:family="paragraph" style:parent-style-name="Standard">
      <style:text-properties fo:font-style="normal" style:text-underline-style="solid" style:text-underline-width="auto" style:text-underline-color="font-color" officeooo:rsid="001aeb05" officeooo:paragraph-rsid="00132fb1" style:font-style-asian="normal" style:font-style-complex="normal"/>
    </style:style>
    <style:style style:name="P13" style:family="paragraph" style:parent-style-name="Standard">
      <style:text-properties fo:font-style="normal" officeooo:rsid="001a73d2" officeooo:paragraph-rsid="00132fb1" style:font-style-asian="normal" style:font-style-complex="normal"/>
    </style:style>
    <style:style style:name="P14" style:family="paragraph" style:parent-style-name="Standard">
      <style:text-properties fo:font-style="normal" officeooo:rsid="001c2822" officeooo:paragraph-rsid="00132fb1" style:font-style-asian="normal" style:font-style-complex="normal"/>
    </style:style>
    <style:style style:name="P15" style:family="paragraph" style:parent-style-name="Standard">
      <style:text-properties fo:font-style="normal" officeooo:paragraph-rsid="00132fb1" style:font-style-asian="normal" style:font-style-complex="normal"/>
    </style:style>
    <style:style style:name="P16" style:family="paragraph" style:parent-style-name="Standard">
      <style:text-properties officeooo:rsid="001c2822" officeooo:paragraph-rsid="00132fb1"/>
    </style:style>
    <style:style style:name="P17" style:family="paragraph" style:parent-style-name="Standard">
      <style:text-properties officeooo:rsid="00182c8c" officeooo:paragraph-rsid="00132fb1"/>
    </style:style>
    <style:style style:name="P18" style:family="paragraph" style:parent-style-name="Standard">
      <style:text-properties officeooo:paragraph-rsid="00132fb1"/>
    </style:style>
    <style:style style:name="P19" style:family="paragraph" style:parent-style-name="Standard">
      <style:paragraph-properties fo:break-before="page"/>
      <style:text-properties officeooo:rsid="0014bf89" officeooo:paragraph-rsid="00132fb1"/>
    </style:style>
    <style:style style:name="T1" style:family="text">
      <style:text-properties officeooo:rsid="0021caec"/>
    </style:style>
    <style:style style:name="T2" style:family="text">
      <style:text-properties officeooo:rsid="001a73d2"/>
    </style:style>
    <style:style style:name="T3" style:family="text">
      <style:text-properties officeooo:rsid="001aeb05"/>
    </style:style>
    <style:style style:name="T4" style:family="text">
      <style:text-properties officeooo:rsid="001c2822"/>
    </style:style>
    <style:style style:name="T5" style:family="text">
      <style:text-properties style:text-underline-style="none"/>
    </style:style>
    <style:style style:name="T6" style:family="text">
      <style:text-properties officeooo:rsid="0016c57a"/>
    </style:style>
    <style:style style:name="T7" style:family="text">
      <style:text-properties officeooo:rsid="00182c8c"/>
    </style:style>
    <style:style style:name="T8" style:family="text">
      <style:text-properties officeooo:rsid="001ef6d3"/>
    </style:style>
    <style:style style:name="T9" style:family="text">
      <style:text-properties officeooo:rsid="001e7b47"/>
    </style:style>
    <style:style style:name="T10" style:family="text">
      <style:text-properties officeooo:rsid="00209b25"/>
    </style:style>
    <style:style style:name="T11" style:family="text">
      <style:text-properties fo:font-style="italic" officeooo:rsid="00209b25"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Script </text:span>vidéo pitch</text:p>
      <text:p text:style-name="P2"/>
      <text:p text:style-name="P3">Commercial arrière-plan</text:p>
      <text:p text:style-name="P5">Scène du client en flou avec la question visible</text:p>
      <text:p text:style-name="P10">N’avez vous jamais eu besoin de <text:span text:style-name="T2">créer des formulaires personnalisés pour vos collaborateurs, vos amis ou votre clientèle ? </text:span><text:span text:style-name="T3">Que ce soit en entreprise ou dans la vie de tous les jours, on a souvent besoin de recueillir l’avis </text:span><text:span text:style-name="T4">et la direction de ceux qui nous entourent.</text:span></text:p>
      <text:p text:style-name="P10"/>
      <text:p text:style-name="P11">Client</text:p>
      <text:p text:style-name="P6"><text:span text:style-name="T5">Scène du client</text:span></text:p>
      <text:p text:style-name="P13">Dans mon domaine, on a souvent besoin <text:span text:style-name="T3">de réaliser des questionnaires personnalisés, des enquêtes de satisfaction ou des retours produits. Mais on doit poser des questions très précises, et dont les réponses possibles dépendent souvent d’autres questions. Il y a beaucoup de solutions sur le marché, mais aucune ne répond suffisamment à notre besoin, et j’en ai assez de devoir me contenter de solutions imparfaites.</text:span></text:p>
      <text:p text:style-name="P2"/>
      <text:p text:style-name="P4">Commercial arrière-plan</text:p>
      <text:p text:style-name="P7"><text:span text:style-name="T5">Photos apparaissent à l’écran sur le fond (fond : scène du client en flou)</text:span></text:p>
      <text:p text:style-name="P16">Et c’est dans cette optique que cinq étudiants de l’UTBM, Ernest Engoué, Céleste Guilleux, Hamza Khoubila, Souhaila Rabai et Feiyang Yin, vous proposent un nouvel outil innovant qui vous permettra de créer un formulaire de votre choix en quelques clics, et d’immédiatement le mettre à disposition de vos utilisateurs.</text:p>
      <text:p text:style-name="P2"/>
      <text:p text:style-name="P2"/>
      <text:p text:style-name="P12">Technique</text:p>
      <text:p text:style-name="P5">Scène du technique</text:p>
      <text:p text:style-name="P15"><text:span text:style-name="T3">FreelyForms est </text:span><text:span text:style-name="T6">un nouvel outil qui vous permettra de </text:span><text:span text:style-name="T7">concevoir</text:span><text:span text:style-name="T6"> des formulaires simples, réactifs, ergonomiques et </text:span><text:span text:style-name="T7">accessibles.</text:span></text:p>
      <text:p text:style-name="P15"/>
      <text:p text:style-name="P14">Son fonctionnement est simple – il met à votre disposition un outil de création de formulaires avancé, qui vous permet de définir aisément chaque champ et à y ajouter des contraintes en accord avec vos exigences et vos besoins. Vous pouvez lier les champs entre eux et ajouter des contraintes supplémentaires en fonction du contenu de tel ou tel champ.</text:p>
      <text:p text:style-name="P14"/>
      <text:p text:style-name="P9">Maquettes formulaire</text:p>
      <text:p text:style-name="P15"><text:span text:style-name="T4">U</text:span><text:span text:style-name="T7">ne fois le formulaire créé, vous n’avez qu’à en fournir le lien à vos utilisateurs qui pourront alors le remplir. </text:span><text:span text:style-name="T4">L</text:span><text:span text:style-name="T7">es méthodes automatiques de vérification de données s’assurent que leur contenu est valide en toutes circonstances.</text:span></text:p>
      <text:p text:style-name="P15"><text:span text:style-name="T4">T</text:span><text:span text:style-name="T7">outes les données entrées sont consultables par vous ou vos collaborateurs.</text:span></text:p>
      <text:p text:style-name="P1"/>
      <text:p text:style-name="P4">Commercial <text:span text:style-name="T8">arrière-plan</text:span></text:p>
      <text:p text:style-name="P8"><text:span text:style-name="T5">Maquettes site</text:span></text:p>
      <text:p text:style-name="P17"><text:span text:style-name="T9">Freelyforms est</text:span> vraiment l’outil ultime pour générer et remplir des formulaires sûrs. <text:span text:style-name="T8">Il est efficace, et puissant. </text:span><text:span text:style-name="T10">Son interface moderne et épurée permet une prise en main rapide.</text:span></text:p>
      <text:p text:style-name="P18"><text:span text:style-name="T10">Son développement a déjà commencé, mais il ne pourra pas se terminer sans vous ! </text:span></text:p>
      <text:p text:style-name="P18"><text:span text:style-name="T11">infographie budget</text:span></text:p>
      <text:p text:style-name="P18"><text:span text:style-name="T10">C</text:span><text:span text:style-name="T8">omme tout projet indépendant, </text:span><text:span text:style-name="T10">FreelyForms</text:span><text:span text:style-name="T8"> a besoin de financements externes pour pouvoir exister. </text:span></text:p>
      <text:p text:style-name="P18"><text:span text:style-name="T8">Investir dans FreelyForms c’est investir dans l’avenir du formulaire – un formulaire dynamique, ergonomique, puissant et plaisant à l’œil. </text:span></text:p>
      <text:p text:style-name="P17"/>
      <text:p text:style-name="P1">Freelyforms – le formulaire, libr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7T12:23:15.320562843</meta:creation-date>
    <meta:generator>LibreOffice/6.4.7.2$Linux_X86_64 LibreOffice_project/40$Build-2</meta:generator>
    <dc:date>2022-11-07T12:23:40.193731124</dc:date>
    <meta:editing-duration>PT25S</meta:editing-duration>
    <meta:editing-cycles>1</meta:editing-cycles>
    <meta:document-statistic meta:table-count="0" meta:image-count="0" meta:object-count="0" meta:page-count="1" meta:paragraph-count="25" meta:word-count="409" meta:character-count="2629" meta:non-whitespace-character-count="2239"/>
  </office:meta>
</office:document-meta>
</file>